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language="es" fo:country="CO" officeooo:rsid="0006eb8a" officeooo:paragraph-rsid="0006eb8a"/>
    </style:style>
    <style:style style:name="P2" style:family="paragraph" style:parent-style-name="Standard">
      <style:text-properties fo:language="es" fo:country="CO" fo:font-weight="bold" officeooo:rsid="0006eb8a" officeooo:paragraph-rsid="0006eb8a" style:font-weight-asian="bold" style:font-weight-complex="bold"/>
    </style:style>
    <style:style style:name="P3" style:family="paragraph" style:parent-style-name="Standard" style:list-style-name="L2">
      <style:text-properties fo:language="es" fo:country="CO" fo:font-weight="bold" officeooo:rsid="00118c79" officeooo:paragraph-rsid="00118c79" style:font-weight-asian="bold" style:font-weight-complex="bold"/>
    </style:style>
    <style:style style:name="P4" style:family="paragraph" style:parent-style-name="Standard" style:list-style-name="L1">
      <style:text-properties fo:language="es" fo:country="CO" officeooo:rsid="0007bc4b" officeooo:paragraph-rsid="0007bc4b"/>
    </style:style>
    <style:style style:name="T1" style:family="text">
      <style:text-properties officeooo:rsid="000fec06"/>
    </style:style>
    <style:style style:name="T2" style:family="text">
      <style:text-properties officeooo:rsid="0013413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4135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eación del ensayo</text:p>
      <text:p text:style-name="P2"/>
      <text:p text:style-name="P2">Estructuración del tema:</text:p>
      <text:list text:style-name="L2">
        <text:list-item>
          <text:p text:style-name="P3"><text:span text:style-name="T4">¿</text:span><text:span text:style-name="T3">Que tipo de imaginario incide </text:span><text:span text:style-name="T4">se puede construir bajo la dinamicas del software privativo?</text:span> </text:p>
        </text:list-item>
      </text:list>
      <text:list text:style-name="L1">
        <text:list-item>
          <text:p text:style-name="P1">El tipo de ciudad que se puede crear con dinámicas de software <text:s/>libre</text:p>
          <text:list>
            <text:list-item>
              <text:p text:style-name="P1"><text:s/>¿Cuales son esas dinámicas de software libre?</text:p>
              <text:list>
                <text:list-item>
                  <text:p text:style-name="P1">¿Qué implicaciones tiene?</text:p>
                </text:list-item>
                <text:list-item>
                  <text:p text:style-name="P1">¿Cuáles son sus características principales?</text:p>
                </text:list-item>
                <text:list-item>
                  <text:p text:style-name="P1">¿Donde surgen?</text:p>
                </text:list-item>
                <text:list-item>
                  <text:p text:style-name="P1">¿Donde se encuentran localizadas? </text:p>
                </text:list-item>
              </text:list>
            </text:list-item>
          </text:list>
        </text:list-item>
        <text:list-item>
          <text:p text:style-name="P1">Medellín y valle del software</text:p>
          <text:list>
            <text:list-item>
              <text:p text:style-name="P1">¿Que busca?</text:p>
            </text:list-item>
            <text:list-item>
              <text:p text:style-name="P1">¿En que consiste?</text:p>
            </text:list-item>
            <text:list-item>
              <text:p text:style-name="P1">¿Que políticas o acciones ha ejecutado? </text:p>
            </text:list-item>
            <text:list-item>
              <text:p text:style-name="P4">¿Cuál es su intencionalidad<text:span text:style-name="T1">11</text:span>?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0:11:48.051458748</meta:creation-date>
    <dc:date>2024-02-09T18:25:57.446749909</dc:date>
    <meta:editing-duration>PT1H58M21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14" meta:word-count="86" meta:character-count="508" meta:non-whitespace-character-count="443"/>
  </office:meta>
</office:document-meta>
</file>